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una</text:p>
          </table:table-cell>
          <table:table-cell office:value-type="string" calcext:value-type="string">
            <text:p>Codigo comu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P2.5</text:p>
          </table:table-cell>
          <table:table-cell office:value-type="string" calcext:value-type="string">
            <text:p>MP10</text:p>
          </table:table-cell>
          <table:table-cell office:value-type="string" calcext:value-type="string">
            <text:p>SO2</text:p>
          </table:table-cell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float" office:value="13108" calcext:value-type="float">
            <text:p>13108</text:p>
          </table:table-cell>
          <table:table-cell office:value-type="float" office:value="0.0306467604797247" calcext:value-type="float">
            <text:p>0.030646760479725</text:p>
          </table:table-cell>
          <table:table-cell office:value-type="float" office:value="1.93873132545904" calcext:value-type="float">
            <text:p>1.93873132545904</text:p>
          </table:table-cell>
          <table:table-cell office:value-type="float" office:value="-3.96199228500143" calcext:value-type="float">
            <text:p>-3.96199228500143</text:p>
          </table:table-cell>
          <table:table-cell/>
        </table:table-row>
        <table:table-row table:style-name="ro1">
          <table:table-cell office:value-type="string" calcext:value-type="string">
            <text:p>La Florida</text:p>
          </table:table-cell>
          <table:table-cell office:value-type="float" office:value="13110" calcext:value-type="float">
            <text:p>13110</text:p>
          </table:table-cell>
          <table:table-cell office:value-type="float" office:value="0.247741918667571" calcext:value-type="float">
            <text:p>0.247741918667571</text:p>
          </table:table-cell>
          <table:table-cell office:value-type="float" office:value="1.62448686943124" calcext:value-type="float">
            <text:p>1.62448686943124</text:p>
          </table:table-cell>
          <table:table-cell office:value-type="float" office:value="-8.68320122538731" calcext:value-type="float">
            <text:p>-8.68320122538731</text:p>
          </table:table-cell>
          <table:table-cell office:value-type="float" office:value="2.81859237678265" calcext:value-type="float">
            <text:p>2.81859237678265</text:p>
          </table:table-cell>
        </table:table-row>
        <table:table-row table:style-name="ro1">
          <table:table-cell office:value-type="string" calcext:value-type="string">
            <text:p>Las Condes</text:p>
          </table:table-cell>
          <table:table-cell office:value-type="float" office:value="13114" calcext:value-type="float">
            <text:p>13114</text:p>
          </table:table-cell>
          <table:table-cell office:value-type="float" office:value="-0.0178909505755739" calcext:value-type="float">
            <text:p>-0.017890950575574</text:p>
          </table:table-cell>
          <table:table-cell office:value-type="float" office:value="-2.15198400726908" calcext:value-type="float">
            <text:p>-2.15198400726908</text:p>
          </table:table-cell>
          <table:table-cell office:value-type="float" office:value="-9.67893886355592" calcext:value-type="float">
            <text:p>-9.67893886355592</text:p>
          </table:table-cell>
          <table:table-cell/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13101" calcext:value-type="float">
            <text:p>13101</text:p>
          </table:table-cell>
          <table:table-cell office:value-type="float" office:value="-0.214858507090986" calcext:value-type="float">
            <text:p>-0.214858507090986</text:p>
          </table:table-cell>
          <table:table-cell office:value-type="float" office:value="2.19241967271863" calcext:value-type="float">
            <text:p>2.19241967271863</text:p>
          </table:table-cell>
          <table:table-cell office:value-type="float" office:value="3.82249454834636" calcext:value-type="float">
            <text:p>3.82249454834636</text:p>
          </table:table-cell>
          <table:table-cell/>
        </table:table-row>
        <table:table-row table:style-name="ro1">
          <table:table-cell office:value-type="string" calcext:value-type="string">
            <text:p>Pudahuel</text:p>
          </table:table-cell>
          <table:table-cell office:value-type="float" office:value="13124" calcext:value-type="float">
            <text:p>13124</text:p>
          </table:table-cell>
          <table:table-cell office:value-type="float" office:value="0.0366172254924745" calcext:value-type="float">
            <text:p>0.036617225492475</text:p>
          </table:table-cell>
          <table:table-cell office:value-type="float" office:value="6.18836521062121" calcext:value-type="float">
            <text:p>6.18836521062121</text:p>
          </table:table-cell>
          <table:table-cell office:value-type="float" office:value="3.52303353047781" calcext:value-type="float">
            <text:p>3.52303353047781</text:p>
          </table:table-cell>
          <table:table-cell/>
        </table:table-row>
        <table:table-row table:style-name="ro1">
          <table:table-cell office:value-type="string" calcext:value-type="string">
            <text:p>Cerrillos</text:p>
          </table:table-cell>
          <table:table-cell office:value-type="float" office:value="13102" calcext:value-type="float">
            <text:p>13102</text:p>
          </table:table-cell>
          <table:table-cell/>
          <table:table-cell office:value-type="float" office:value="6.42207097127484" calcext:value-type="float">
            <text:p>6.42207097127484</text:p>
          </table:table-cell>
          <table:table-cell office:value-type="float" office:value="0.249919409074734" calcext:value-type="float">
            <text:p>0.249919409074734</text:p>
          </table:table-cell>
          <table:table-cell/>
        </table:table-row>
        <table:table-row table:style-name="ro1">
          <table:table-cell office:value-type="string" calcext:value-type="string">
            <text:p>El Bosque</text:p>
          </table:table-cell>
          <table:table-cell office:value-type="float" office:value="13105" calcext:value-type="float">
            <text:p>13105</text:p>
          </table:table-cell>
          <table:table-cell office:value-type="float" office:value="0.225806915972315" calcext:value-type="float">
            <text:p>0.225806915972315</text:p>
          </table:table-cell>
          <table:table-cell office:value-type="float" office:value="6.25740854893135" calcext:value-type="float">
            <text:p>6.25740854893135</text:p>
          </table:table-cell>
          <table:table-cell office:value-type="float" office:value="2.73915424372629" calcext:value-type="float">
            <text:p>2.73915424372629</text:p>
          </table:table-cell>
          <table:table-cell office:value-type="float" office:value="0.10551954035589" calcext:value-type="float">
            <text:p>0.10551954035589</text:p>
          </table:table-cell>
        </table:table-row>
        <table:table-row table:style-name="ro1">
          <table:table-cell office:value-type="string" calcext:value-type="string">
            <text:p>Cerro Navia</text:p>
          </table:table-cell>
          <table:table-cell office:value-type="float" office:value="13103" calcext:value-type="float">
            <text:p>13103</text:p>
          </table:table-cell>
          <table:table-cell office:value-type="float" office:value="0.0140108947328322" calcext:value-type="float">
            <text:p>0.014010894732832</text:p>
          </table:table-cell>
          <table:table-cell office:value-type="float" office:value="6.81072943525588" calcext:value-type="float">
            <text:p>6.81072943525588</text:p>
          </table:table-cell>
          <table:table-cell office:value-type="float" office:value="-0.695706647960215" calcext:value-type="float">
            <text:p>-0.695706647960215</text:p>
          </table:table-cell>
          <table:table-cell office:value-type="float" office:value="0.819934869602103" calcext:value-type="float">
            <text:p>0.819934869602103</text:p>
          </table:table-cell>
        </table:table-row>
        <table:table-row table:style-name="ro1">
          <table:table-cell office:value-type="string" calcext:value-type="string">
            <text:p>Puente Alto</text:p>
          </table:table-cell>
          <table:table-cell office:value-type="float" office:value="13201" calcext:value-type="float">
            <text:p>13201</text:p>
          </table:table-cell>
          <table:table-cell office:value-type="float" office:value="0.329608776082024" calcext:value-type="float">
            <text:p>0.329608776082024</text:p>
          </table:table-cell>
          <table:table-cell office:value-type="float" office:value="4.63402039825154" calcext:value-type="float">
            <text:p>4.63402039825154</text:p>
          </table:table-cell>
          <table:table-cell office:value-type="float" office:value="-1.68016161117062" calcext:value-type="float">
            <text:p>-1.68016161117062</text:p>
          </table:table-cell>
          <table:table-cell/>
        </table:table-row>
        <table:table-row table:style-name="ro1">
          <table:table-cell office:value-type="string" calcext:value-type="string">
            <text:p>Talagante</text:p>
          </table:table-cell>
          <table:table-cell office:value-type="float" office:value="13601" calcext:value-type="float">
            <text:p>13601</text:p>
          </table:table-cell>
          <table:table-cell/>
          <table:table-cell office:value-type="float" office:value="-3.37327767619969" calcext:value-type="float">
            <text:p>-3.37327767619969</text:p>
          </table:table-cell>
          <table:table-cell office:value-type="float" office:value="-12.4240655401946" calcext:value-type="float">
            <text:p>-12.4240655401946</text:p>
          </table:table-cell>
          <table:table-cell/>
        </table:table-row>
        <table:table-row table:style-name="ro1">
          <table:table-cell office:value-type="string" calcext:value-type="string">
            <text:p>Quilicura</text:p>
          </table:table-cell>
          <table:table-cell office:value-type="float" office:value="13125" calcext:value-type="float">
            <text:p>13125</text:p>
          </table:table-cell>
          <table:table-cell/>
          <table:table-cell office:value-type="float" office:value="5.37582077035655" calcext:value-type="float">
            <text:p>5.37582077035655</text:p>
          </table:table-cell>
          <table:table-cell office:value-type="float" office:value="-1.43165824001323" calcext:value-type="float">
            <text:p>-1.431658240013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7:25:20.048323747</meta:creation-date>
    <dc:date>2020-08-30T18:34:42.880066408</dc:date>
    <meta:editing-duration>PT31M36S</meta:editing-duration>
    <meta:editing-cycles>4</meta:editing-cycles>
    <meta:generator>LibreOffice/6.4.5.2$Linux_X86_64 LibreOffice_project/40$Build-2</meta:generator>
    <meta:document-statistic meta:table-count="1" meta:cell-count="61" meta:object-count="0"/>
  </office:meta>
</office:document-meta>
</file>